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2" style:family="table">
      <style:table-properties style:width="25.601cm" fo:margin-left="0.113cm" table:align="left"/>
    </style:style>
    <style:style style:name="Tabella2.A" style:family="table-column">
      <style:table-column-properties style:column-width="13.806cm"/>
    </style:style>
    <style:style style:name="Tabella2.B" style:family="table-column">
      <style:table-column-properties style:column-width="10.991cm"/>
    </style:style>
    <style:style style:name="Tabella2.C" style:family="table-column">
      <style:table-column-properties style:column-width="0.80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4" style:family="table-row">
      <style:table-row-properties style:min-row-height="0.9cm"/>
    </style:style>
    <style:style style:name="Tabel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5.601cm" fo:margin-left="0.113cm" table:align="left"/>
    </style:style>
    <style:style style:name="Tabella1.A" style:family="table-column">
      <style:table-column-properties style:column-width="13.806cm"/>
    </style:style>
    <style:style style:name="Tabella1.B" style:family="table-column">
      <style:table-column-properties style:column-width="10.991cm"/>
    </style:style>
    <style:style style:name="Tabella1.C" style:family="table-column">
      <style:table-column-properties style:column-width="0.804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3" style:family="table-row">
      <style:table-row-properties style:min-row-height="0.661cm"/>
    </style:style>
    <style:style style:name="Tabella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803f2" officeooo:paragraph-rsid="001803f2"/>
    </style:style>
    <style:style style:name="P2" style:family="paragraph" style:parent-style-name="Preformatted_20_Text">
      <style:text-properties officeooo:paragraph-rsid="004b1c14"/>
    </style:style>
    <style:style style:name="P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1689eb" officeooo:paragraph-rsid="001689eb" style:font-name-asian="Courier New" style:font-size-asian="10pt" style:font-name-complex="Liberation Mono" style:font-size-complex="10pt"/>
    </style:style>
    <style:style style:name="P4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1689eb" officeooo:paragraph-rsid="004b1c14" style:font-name-asian="Courier New" style:font-size-asian="10pt" style:font-name-complex="Liberation Mono" style:font-size-complex="10pt"/>
    </style:style>
    <style:style style:name="P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46bb0d" officeooo:paragraph-rsid="0046bb0d" style:font-name-asian="Courier New" style:font-size-asian="10pt" style:font-name-complex="Liberation Mono" style:font-size-complex="10pt"/>
    </style:style>
    <style:style style:name="P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46bb0d" officeooo:paragraph-rsid="004b1c14" style:font-name-asian="Courier New" style:font-size-asian="10pt" style:font-name-complex="Liberation Mono" style:font-size-complex="10pt"/>
    </style:style>
    <style:style style:name="P7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8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267f9b" style:font-name-asian="Courier New" style:font-size-asian="10pt" style:font-name-complex="Liberation Mono" style:font-size-complex="10pt"/>
    </style:style>
    <style:style style:name="P9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26ea05" style:font-name-asian="Courier New" style:font-size-asian="10pt" style:font-name-complex="Liberation Mono" style:font-size-complex="10pt"/>
    </style:style>
    <style:style style:name="P10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171ca1" style:font-name-asian="Courier New" style:font-size-asian="10pt" style:font-name-complex="Liberation Mono" style:font-size-complex="10pt"/>
    </style:style>
    <style:style style:name="P11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12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97d17" officeooo:paragraph-rsid="00197d17" style:font-name-asian="Courier New" style:font-size-asian="10pt" style:font-name-complex="Liberation Mono" style:font-size-complex="10pt"/>
    </style:style>
    <style:style style:name="P1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97d17" officeooo:paragraph-rsid="001edaee" style:font-name-asian="Courier New" style:font-size-asian="10pt" style:font-name-complex="Liberation Mono" style:font-size-complex="10pt"/>
    </style:style>
    <style:style style:name="P14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ab945" officeooo:paragraph-rsid="001ab945" style:font-name-asian="Courier New" style:font-size-asian="10pt" style:font-name-complex="Liberation Mono" style:font-size-complex="10pt"/>
    </style:style>
    <style:style style:name="P1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ab945" officeooo:paragraph-rsid="001edaee" style:font-name-asian="Courier New" style:font-size-asian="10pt" style:font-name-complex="Liberation Mono" style:font-size-complex="10pt"/>
    </style:style>
    <style:style style:name="P1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ab945" officeooo:paragraph-rsid="001ab945" style:font-name-asian="Courier New" style:font-size-asian="10pt" style:font-name-complex="Liberation Mono" style:font-size-complex="10pt"/>
    </style:style>
    <style:style style:name="P17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c40e0" officeooo:paragraph-rsid="001c40e0" style:font-name-asian="Courier New" style:font-size-asian="10pt" style:font-name-complex="Liberation Mono" style:font-size-complex="10pt"/>
    </style:style>
    <style:style style:name="P18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c40e0" officeooo:paragraph-rsid="001edaee" style:font-name-asian="Courier New" style:font-size-asian="10pt" style:font-name-complex="Liberation Mono" style:font-size-complex="10pt"/>
    </style:style>
    <style:style style:name="P19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d86b3" officeooo:paragraph-rsid="001d86b3" style:font-name-asian="Courier New" style:font-size-asian="10pt" style:font-name-complex="Liberation Mono" style:font-size-complex="10pt"/>
    </style:style>
    <style:style style:name="P20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67f9b" officeooo:paragraph-rsid="00267f9b" style:font-name-asian="Courier New" style:font-size-asian="10pt" style:font-name-complex="Liberation Mono" style:font-size-complex="10pt"/>
    </style:style>
    <style:style style:name="P21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67f9b" officeooo:paragraph-rsid="0026ea05" style:font-name-asian="Courier New" style:font-size-asian="10pt" style:font-name-complex="Liberation Mono" style:font-size-complex="10pt"/>
    </style:style>
    <style:style style:name="P22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752b9" officeooo:paragraph-rsid="002752b9" style:font-name-asian="Courier New" style:font-size-asian="10pt" style:font-name-complex="Liberation Mono" style:font-size-complex="10pt"/>
    </style:style>
    <style:style style:name="P2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752b9" officeooo:paragraph-rsid="002752b9" style:font-name-asian="Courier New" style:font-size-asian="10pt" style:font-name-complex="Liberation Mono" style:font-size-complex="10pt"/>
    </style:style>
    <style:style style:name="P24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90646" officeooo:paragraph-rsid="00290646" style:font-name-asian="Courier New" style:font-size-asian="10pt" style:font-name-complex="Liberation Mono" style:font-size-complex="10pt"/>
    </style:style>
    <style:style style:name="P2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90646" officeooo:paragraph-rsid="00290646" style:font-name-asian="Courier New" style:font-size-asian="10pt" style:font-name-complex="Liberation Mono" style:font-size-complex="10pt"/>
    </style:style>
    <style:style style:name="P26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803f2" officeooo:paragraph-rsid="001803f2" style:font-name-asian="Courier New" style:font-size-asian="10pt" style:font-name-complex="Liberation Mono" style:font-size-complex="10pt"/>
    </style:style>
    <style:style style:name="P27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84451" officeooo:paragraph-rsid="00184451" style:font-name-asian="Courier New" style:font-size-asian="10pt" style:font-name-complex="Liberation Mono" style:font-size-complex="10pt"/>
    </style:style>
    <style:style style:name="P28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84451" officeooo:paragraph-rsid="002d79ee" style:font-name-asian="Courier New" style:font-size-asian="10pt" style:font-name-complex="Liberation Mono" style:font-size-complex="10pt"/>
    </style:style>
    <style:style style:name="P29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f1dc0" officeooo:paragraph-rsid="002f1dc0" style:font-name-asian="Courier New" style:font-size-asian="10pt" style:font-name-complex="Liberation Mono" style:font-size-complex="10pt"/>
    </style:style>
    <style:style style:name="P30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0d31d" officeooo:paragraph-rsid="0030d31d" style:font-name-asian="Courier New" style:font-size-asian="10pt" style:font-name-complex="Liberation Mono" style:font-size-complex="10pt"/>
    </style:style>
    <style:style style:name="P31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2fe40" officeooo:paragraph-rsid="0032fe40" style:font-name-asian="Courier New" style:font-size-asian="10pt" style:font-name-complex="Liberation Mono" style:font-size-complex="10pt"/>
    </style:style>
    <style:style style:name="P32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953d2" officeooo:paragraph-rsid="003953d2" style:font-name-asian="Courier New" style:font-size-asian="10pt" style:font-name-complex="Liberation Mono" style:font-size-complex="10pt"/>
    </style:style>
    <style:style style:name="P33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b833e" officeooo:paragraph-rsid="003b833e" style:font-name-asian="Courier New" style:font-size-asian="10pt" style:font-name-complex="Liberation Mono" style:font-size-complex="10pt"/>
    </style:style>
    <style:style style:name="P34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c335b" officeooo:paragraph-rsid="003c335b" style:font-name-asian="Courier New" style:font-size-asian="10pt" style:font-name-complex="Liberation Mono" style:font-size-complex="10pt"/>
    </style:style>
    <style:style style:name="P35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c5372" officeooo:paragraph-rsid="003c5372" style:font-name-asian="Courier New" style:font-size-asian="10pt" style:font-name-complex="Liberation Mono" style:font-size-complex="10pt"/>
    </style:style>
    <style:style style:name="P36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d73bc" officeooo:paragraph-rsid="003d73bc" style:font-name-asian="Courier New" style:font-size-asian="10pt" style:font-name-complex="Liberation Mono" style:font-size-complex="10pt"/>
    </style:style>
    <style:style style:name="P37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e4b7c" officeooo:paragraph-rsid="003e4b7c" style:font-name-asian="Courier New" style:font-size-asian="10pt" style:font-name-complex="Liberation Mono" style:font-size-complex="10pt"/>
    </style:style>
    <style:style style:name="P38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482ebf" officeooo:paragraph-rsid="004b1c14" style:font-name-asian="Courier New" style:font-size-asian="10pt" style:font-name-complex="Liberation Mono" style:font-size-complex="10pt"/>
    </style:style>
    <style:style style:name="P39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49eef3" officeooo:paragraph-rsid="004b1c14" style:font-name-asian="Courier New" style:font-size-asian="10pt" style:font-name-complex="Liberation Mono" style:font-size-complex="10pt"/>
    </style:style>
    <style:style style:name="P40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447012" officeooo:paragraph-rsid="00447012" style:font-name-asian="Courier New" style:font-size-asian="10pt" style:font-name-complex="Liberation Mono" style:font-size-complex="10pt"/>
    </style:style>
    <style:style style:name="P41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463a85" officeooo:paragraph-rsid="00463a85" style:font-name-asian="Courier New" style:font-size-asian="10pt" style:font-name-complex="Liberation Mono" style:font-size-complex="10pt"/>
    </style:style>
    <style:style style:name="P42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d679c" officeooo:paragraph-rsid="002d679c" style:font-size-asian="10pt" style:font-size-complex="10pt"/>
    </style:style>
    <style:style style:name="P4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style:font-size-asian="10pt" style:font-size-complex="10pt"/>
    </style:style>
    <style:style style:name="P44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3c335b" fo:background-color="transparent" style:font-name-asian="Courier New" style:font-size-asian="10pt" style:font-name-complex="Liberation Mono" style:font-size-complex="10pt"/>
    </style:style>
    <style:style style:name="P45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3c5372" fo:background-color="transparent" style:font-name-asian="Courier New" style:font-size-asian="10pt" style:font-name-complex="Liberation Mono" style:font-size-complex="10pt"/>
    </style:style>
    <style:style style:name="P46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3bed54" fo:background-color="transparent" style:font-name-asian="Courier New" style:font-size-asian="10pt" style:font-name-complex="Liberation Mono" style:font-size-complex="10pt"/>
    </style:style>
    <style:style style:name="P47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341222" fo:background-color="transparent" style:font-name-asian="Courier New" style:font-size-asian="10pt" style:font-name-complex="Liberation Mono" style:font-size-complex="10pt"/>
    </style:style>
    <style:style style:name="P48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3225a1" fo:background-color="transparent" style:font-name-asian="Courier New" style:font-size-asian="10pt" style:font-name-complex="Liberation Mono" style:font-size-complex="10pt"/>
    </style:style>
    <style:style style:name="P49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1edaee" style:font-name-asian="Courier New" style:font-size-asian="10pt" style:font-name-complex="Liberation Mono" style:font-size-complex="10pt"/>
    </style:style>
    <style:style style:name="P50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2ee561" style:font-name-asian="Courier New" style:font-size-asian="10pt" style:font-name-complex="Liberation Mono" style:font-size-complex="10pt"/>
    </style:style>
    <style:style style:name="P51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22bf43" style:font-name-asian="Courier New" style:font-size-asian="10pt" style:font-name-complex="Liberation Mono" style:font-size-complex="10pt"/>
    </style:style>
    <style:style style:name="P52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2a054b" style:font-name-asian="Courier New" style:font-size-asian="10pt" style:font-name-complex="Liberation Mono" style:font-size-complex="10pt"/>
    </style:style>
    <style:style style:name="P53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171ca1" style:font-name-asian="Courier New" style:font-size-asian="10pt" style:font-name-complex="Liberation Mono" style:font-size-complex="10pt"/>
    </style:style>
    <style:style style:name="P54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55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2d679c" officeooo:paragraph-rsid="002ee561" style:font-size-asian="10pt" style:font-size-complex="10pt"/>
    </style:style>
    <style:style style:name="P56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800000" style:font-name="Liberation Mono" fo:font-size="10pt" officeooo:rsid="001689eb" officeooo:paragraph-rsid="001edaee" style:font-name-asian="Courier New" style:font-size-asian="10pt" style:font-name-complex="Liberation Mono" style:font-size-complex="10pt"/>
    </style:style>
    <style:style style:name="P57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fo:font-weight="normal" officeooo:rsid="00482ebf" officeooo:paragraph-rsid="004b1c14" fo:background-color="#e8f2fe" style:font-name-asian="Courier New" style:font-size-asian="10pt" style:font-weight-asian="normal" style:font-name-complex="Liberation Mono" style:font-size-complex="10pt" style:font-weight-complex="normal"/>
    </style:style>
    <style:style style:name="P58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officeooo:rsid="002f1dc0" officeooo:paragraph-rsid="0030d31d" fo:background-color="#e8f2fe" style:font-name-asian="Courier New" style:font-size-asian="10pt" style:font-name-complex="Liberation Mono" style:font-size-complex="10pt"/>
    </style:style>
    <style:style style:name="P59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officeooo:rsid="00207b96" officeooo:paragraph-rsid="00207b96" fo:background-color="#e8f2fe" style:font-size-asian="10pt" style:font-size-complex="10pt"/>
    </style:style>
    <style:style style:name="P60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fo:font-weight="normal" officeooo:rsid="00482ebf" officeooo:paragraph-rsid="004b1c14" fo:background-color="#e8f2fe" style:font-name-asian="Courier New" style:font-size-asian="10pt" style:font-weight-asian="normal" style:font-name-complex="Liberation Mono" style:font-size-complex="10pt" style:font-weight-complex="normal"/>
    </style:style>
    <style:style style:name="P61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2f1dc0" officeooo:paragraph-rsid="0030d31d" fo:background-color="#e8f2fe" style:font-name-asian="Courier New" style:font-size-asian="10pt" style:font-name-complex="Liberation Mono" style:font-size-complex="10pt"/>
    </style:style>
    <style:style style:name="P62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d86b3" officeooo:paragraph-rsid="001d86b3" fo:background-color="transparent" style:font-name-asian="Courier New" style:font-size-asian="10pt" style:font-name-complex="Liberation Mono" style:font-size-complex="10pt"/>
    </style:style>
    <style:style style:name="P63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4b1c14" style:font-name-asian="Courier New" style:font-size-asian="10pt" style:font-name-complex="Liberation Mono" style:font-size-complex="10pt"/>
    </style:style>
    <style:style style:name="P64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f1dc0" officeooo:paragraph-rsid="0030d31d" fo:background-color="transparent" style:font-name-asian="Courier New" style:font-size-asian="10pt" style:font-name-complex="Liberation Mono" style:font-size-complex="10pt"/>
    </style:style>
    <style:style style:name="P65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f1dc0" officeooo:paragraph-rsid="002f1dc0" fo:background-color="transparent" style:font-name-asian="Courier New" style:font-size-asian="10pt" style:font-name-complex="Liberation Mono" style:font-size-complex="10pt"/>
    </style:style>
    <style:style style:name="P66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32fe40" officeooo:paragraph-rsid="0032fe40" fo:background-color="transparent" style:font-name-asian="Courier New" style:font-size-asian="10pt" style:font-name-complex="Liberation Mono" style:font-size-complex="10pt"/>
    </style:style>
    <style:style style:name="P67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d86b3" officeooo:paragraph-rsid="001d86b3" fo:background-color="transparent" style:font-name-asian="Courier New" style:font-size-asian="10pt" style:font-name-complex="Liberation Mono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officeooo:paragraph-rsid="001689eb"/>
    </style:style>
    <style:style style:name="P69" style:family="paragraph" style:parent-style-name="Table_20_Contents">
      <style:paragraph-properties fo:text-align="center" style:justify-single-word="false"/>
      <style:text-properties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style:font-name="Liberation Mono" fo:font-size="10pt" officeooo:rsid="00482ebf" officeooo:paragraph-rsid="004b1c14" style:font-name-asian="Courier New" style:font-size-asian="10pt" style:font-name-complex="Liberation Mono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482ebf" officeooo:paragraph-rsid="00482ebf" style:font-name-asian="Courier New" style:font-size-asian="10pt" style:font-name-complex="Liberation Mono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482ebf" officeooo:paragraph-rsid="004b1c14" style:font-name-asian="Courier New" style:font-size-asian="10pt" style:font-name-complex="Liberation Mono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officeooo:rsid="004c4fcc" officeooo:paragraph-rsid="004c4fcc"/>
    </style:style>
    <style:style style:name="P74" style:family="paragraph" style:parent-style-name="Table_20_Contents">
      <style:paragraph-properties fo:text-align="center" style:justify-single-word="false"/>
      <style:text-properties officeooo:rsid="004e0292" officeooo:paragraph-rsid="004e0292"/>
    </style:style>
    <style:style style:name="P75" style:family="paragraph" style:parent-style-name="Standard">
      <style:text-properties officeooo:paragraph-rsid="004b1c14"/>
    </style:style>
    <style:style style:name="P7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Monospace" fo:font-size="10pt" officeooo:rsid="002f1dc0" officeooo:paragraph-rsid="0030d31d" fo:background-color="#e8f2fe" style:font-name-asian="Courier New" style:font-size-asian="10pt" style:font-name-complex="Liberation Mono" style:font-size-complex="10pt"/>
    </style:style>
    <style:style style:name="P77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3f7f5f" style:font-name="Monospace" fo:font-size="10pt" officeooo:rsid="002f1dc0" officeooo:paragraph-rsid="0030d31d" fo:background-color="#e8f2fe" style:font-name-asian="Courier New" style:font-size-asian="10pt" style:font-name-complex="Liberation Mono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officeooo:rsid="004fcfef" officeooo:paragraph-rsid="004fcfef"/>
    </style:style>
    <style:style style:name="P79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4fcfef" officeooo:paragraph-rsid="004fcfef" style:font-name-asian="Courier New" style:font-size-asian="10pt" style:font-name-complex="Liberation Mono" style:font-size-complex="10pt"/>
    </style:style>
    <style:style style:name="T1" style:family="text">
      <style:text-properties officeooo:rsid="00171ca1"/>
    </style:style>
    <style:style style:name="T2" style:family="text">
      <style:text-properties style:font-name="Liberation Mono" fo:font-size="10pt" style:font-name-asian="Courier New" style:font-size-asian="10pt" style:font-name-complex="Liberation Mono" style:font-size-complex="10pt"/>
    </style:style>
    <style:style style:name="T3" style:family="text">
      <style:text-properties officeooo:rsid="00184451"/>
    </style:style>
    <style:style style:name="T4" style:family="text">
      <style:text-properties fo:color="#000000"/>
    </style:style>
    <style:style style:name="T5" style:family="text">
      <style:text-properties fo:color="#000000" officeooo:rsid="00248099"/>
    </style:style>
    <style:style style:name="T6" style:family="text">
      <style:text-properties fo:color="#000000" fo:background-color="#e8f2fe" loext:char-shading-value="0"/>
    </style:style>
    <style:style style:name="T7" style:family="text">
      <style:text-properties fo:color="#000000" officeooo:rsid="003b833e" fo:background-color="#e8f2fe" loext:char-shading-value="0"/>
    </style:style>
    <style:style style:name="T8" style:family="text">
      <style:text-properties fo:color="#000000" fo:background-color="#d4d4d4" loext:char-shading-value="0"/>
    </style:style>
    <style:style style:name="T9" style:family="text">
      <style:text-properties officeooo:rsid="001edaee"/>
    </style:style>
    <style:style style:name="T10" style:family="text">
      <style:text-properties officeooo:rsid="00226e74"/>
    </style:style>
    <style:style style:name="T11" style:family="text">
      <style:text-properties officeooo:rsid="00248099"/>
    </style:style>
    <style:style style:name="T12" style:family="text">
      <style:text-properties officeooo:rsid="00267f9b"/>
    </style:style>
    <style:style style:name="T13" style:family="text">
      <style:text-properties officeooo:rsid="0026ea05"/>
    </style:style>
    <style:style style:name="T14" style:family="text">
      <style:text-properties officeooo:rsid="002a054b"/>
    </style:style>
    <style:style style:name="T15" style:family="text">
      <style:text-properties officeooo:rsid="002d679c"/>
    </style:style>
    <style:style style:name="T16" style:family="text">
      <style:text-properties officeooo:rsid="002d79ee"/>
    </style:style>
    <style:style style:name="T17" style:family="text">
      <style:text-properties officeooo:rsid="001689eb" style:font-name-asian="Courier New" style:font-name-complex="Liberation Mono"/>
    </style:style>
    <style:style style:name="T18" style:family="text">
      <style:text-properties officeooo:rsid="002ee561" style:font-name-asian="Courier New" style:font-name-complex="Liberation Mono"/>
    </style:style>
    <style:style style:name="T19" style:family="text">
      <style:text-properties officeooo:rsid="002ee561"/>
    </style:style>
    <style:style style:name="T20" style:family="text">
      <style:text-properties officeooo:rsid="002f1dc0"/>
    </style:style>
    <style:style style:name="T21" style:family="text">
      <style:text-properties officeooo:rsid="0030d31d"/>
    </style:style>
    <style:style style:name="T22" style:family="text">
      <style:text-properties officeooo:rsid="00341222"/>
    </style:style>
    <style:style style:name="T23" style:family="text">
      <style:text-properties fo:color="#7f0055" style:font-name="Monospace" fo:font-weight="bold" fo:background-color="#e8f2fe" loext:char-shading-value="0" style:font-weight-asian="bold"/>
    </style:style>
    <style:style style:name="T24" style:family="text">
      <style:text-properties fo:color="#7f0055" fo:font-weight="bold" fo:background-color="#e8f2fe" loext:char-shading-value="0" style:font-weight-asian="bold"/>
    </style:style>
    <style:style style:name="T25" style:family="text">
      <style:text-properties officeooo:rsid="003b5008"/>
    </style:style>
    <style:style style:name="T26" style:family="text">
      <style:text-properties fo:background-color="#e8f2fe" loext:char-shading-value="0"/>
    </style:style>
    <style:style style:name="T27" style:family="text">
      <style:text-properties officeooo:rsid="001edaee" fo:background-color="#e8f2fe" loext:char-shading-value="0"/>
    </style:style>
    <style:style style:name="T28" style:family="text">
      <style:text-properties officeooo:rsid="0022bf43" fo:background-color="#e8f2fe" loext:char-shading-value="0"/>
    </style:style>
    <style:style style:name="T29" style:family="text">
      <style:text-properties officeooo:rsid="002f1dc0" fo:background-color="#e8f2fe" loext:char-shading-value="0"/>
    </style:style>
    <style:style style:name="T30" style:family="text">
      <style:text-properties officeooo:rsid="003c335b" fo:background-color="#e8f2fe" loext:char-shading-value="0"/>
    </style:style>
    <style:style style:name="T31" style:family="text">
      <style:text-properties officeooo:rsid="003c5372" fo:background-color="#e8f2fe" loext:char-shading-value="0"/>
    </style:style>
    <style:style style:name="T32" style:family="text">
      <style:text-properties officeooo:rsid="003bed54" fo:background-color="#e8f2fe" loext:char-shading-value="0"/>
    </style:style>
    <style:style style:name="T33" style:family="text">
      <style:text-properties style:font-name="Monospace" fo:background-color="#e8f2fe" loext:char-shading-value="0"/>
    </style:style>
    <style:style style:name="T34" style:family="text">
      <style:text-properties style:font-name="Monospace" fo:background-color="#d4d4d4" loext:char-shading-value="0"/>
    </style:style>
    <style:style style:name="T35" style:family="text">
      <style:text-properties fo:color="#009999"/>
    </style:style>
    <style:style style:name="T36" style:family="text">
      <style:text-properties fo:color="#009999" officeooo:rsid="001edaee"/>
    </style:style>
    <style:style style:name="T37" style:family="text">
      <style:text-properties fo:font-variant="normal" fo:text-transform="none" fo:color="#333333" fo:letter-spacing="normal"/>
    </style:style>
    <style:style style:name="T38" style:family="text">
      <style:text-properties fo:font-variant="normal" fo:text-transform="none" fo:color="#333333" fo:letter-spacing="normal" officeooo:rsid="003e4b7c"/>
    </style:style>
    <style:style style:name="T39" style:family="text">
      <style:text-properties fo:font-variant="normal" fo:text-transform="none" fo:color="#333333" fo:letter-spacing="normal" fo:font-style="normal" fo:font-weight="normal"/>
    </style:style>
    <style:style style:name="T40" style:family="text">
      <style:text-properties fo:font-variant="normal" fo:text-transform="none" fo:color="#333333" style:font-name="Consolas" fo:font-size="9pt" fo:letter-spacing="normal" fo:font-style="normal" fo:font-weight="normal"/>
    </style:style>
    <style:style style:name="T41" style:family="text">
      <style:text-properties fo:font-variant="normal" fo:text-transform="none" fo:color="#795da3" fo:letter-spacing="normal" fo:font-style="normal" fo:font-weight="normal"/>
    </style:style>
    <style:style style:name="T42" style:family="text">
      <style:text-properties fo:font-variant="normal" fo:text-transform="none" fo:color="#795da3" fo:letter-spacing="normal" fo:font-style="normal" fo:font-weight="normal" officeooo:rsid="003e4b7c"/>
    </style:style>
    <style:style style:name="T43" style:family="text">
      <style:text-properties fo:font-variant="normal" fo:text-transform="none" fo:color="#795da3" style:font-name="Consolas" fo:font-size="9pt" fo:letter-spacing="normal" fo:font-style="normal" fo:font-weight="normal"/>
    </style:style>
    <style:style style:name="T44" style:family="text">
      <style:text-properties fo:font-variant="normal" fo:text-transform="none" fo:color="#a71d5d" fo:letter-spacing="normal" fo:font-style="normal" fo:font-weight="normal"/>
    </style:style>
    <style:style style:name="T45" style:family="text">
      <style:text-properties fo:font-variant="normal" fo:text-transform="none" fo:color="#a71d5d" style:font-name="Consolas" fo:font-size="9pt" fo:letter-spacing="normal" fo:font-style="normal" fo:font-weight="normal"/>
    </style:style>
    <style:style style:name="T46" style:family="text">
      <style:text-properties fo:font-variant="normal" fo:text-transform="none" fo:color="#ed6a43" fo:letter-spacing="normal" fo:font-style="normal" fo:font-weight="normal"/>
    </style:style>
    <style:style style:name="T47" style:family="text">
      <style:text-properties fo:font-variant="normal" fo:text-transform="none" fo:color="#ed6a43" style:font-name="Consolas" fo:font-size="9pt" fo:letter-spacing="normal" fo:font-style="normal" fo:font-weight="normal"/>
    </style:style>
    <style:style style:name="T48" style:family="text">
      <style:text-properties fo:font-variant="normal" fo:text-transform="none" fo:color="#009999" fo:letter-spacing="normal" fo:font-style="normal" fo:font-weight="normal"/>
    </style:style>
    <style:style style:name="T49" style:family="text">
      <style:text-properties fo:font-variant="normal" fo:text-transform="none" fo:color="#009999" fo:letter-spacing="normal" fo:font-style="normal" fo:font-weight="normal" officeooo:rsid="003d73bc"/>
    </style:style>
    <style:style style:name="T50" style:family="text">
      <style:text-properties fo:font-variant="normal" fo:text-transform="none" fo:letter-spacing="normal" fo:font-style="normal" fo:font-weight="normal"/>
    </style:style>
    <style:style style:name="T51" style:family="text">
      <style:text-properties fo:font-variant="normal" fo:text-transform="none" fo:letter-spacing="normal" fo:font-style="normal" fo:font-weight="normal" officeooo:rsid="003d73bc"/>
    </style:style>
    <style:style style:name="T52" style:family="text">
      <style:text-properties officeooo:rsid="002f1dc0" fo:background-color="#d4d4d4" loext:char-shading-value="0"/>
    </style:style>
    <style:style style:name="T53" style:family="text">
      <style:text-properties officeooo:rsid="004a339f"/>
    </style:style>
    <style:style style:name="T54" style:family="text">
      <style:text-properties fo:color="#3f7f5f" style:font-name="Monospace" fo:background-color="#e8f2fe" loext:char-shading-value="0"/>
    </style:style>
    <style:style style:name="T55" style:family="text">
      <style:text-properties fo:color="#3f7f5f" style:font-name="Monospace" officeooo:rsid="004a339f" fo:background-color="#e8f2fe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6">ServerRes.java</text:p>
          </table:table-cell>
          <table:table-cell table:style-name="Tabella2.B1" office:value-type="string">
            <text:p text:style-name="P4">DESCRIZIONE</text:p>
          </table:table-cell>
          <table:table-cell table:style-name="Tabella2.C1" office:value-type="string">
            <text:p text:style-name="P72">P</text:p>
          </table:table-cell>
        </table:table-row>
        <table:table-row>
          <table:table-cell table:style-name="Tabella2.A2" office:value-type="string">
            <text:p text:style-name="P60">http://localhost:8080/startMatching</text:p>
          </table:table-cell>
          <table:table-cell table:style-name="Tabella2.B2" office:value-type="string">
            <text:p text:style-name="P57">Chia<text:span text:style-name="T53">ma matching()</text:span></text:p>
          </table:table-cell>
          <table:table-cell table:style-name="Tabella2.C2" office:value-type="string">
            <text:p text:style-name="P72"/>
          </table:table-cell>
        </table:table-row>
        <table:table-row>
          <table:table-cell table:style-name="Tabella2.B2" office:value-type="string">
            <text:p text:style-name="P63"><text:span text:style-name="T24">int</text:span><text:span text:style-name="T6"> loadQueue (List &lt;User&gt; queue)</text:span></text:p>
          </table:table-cell>
          <table:table-cell table:style-name="Tabella2.B2" office:value-type="string">
            <text:p text:style-name="P38">Riempie la lista queue con le istanze di MatchMaking, e ritorna in numero di oggetti aggiunti alla lista</text:p>
          </table:table-cell>
          <table:table-cell table:style-name="Tabella2.C3" office:value-type="string">
            <text:p text:style-name="P70"/>
            <text:p text:style-name="P70">x</text:p>
          </table:table-cell>
        </table:table-row>
        <table:table-row table:style-name="Tabella2.4">
          <table:table-cell table:style-name="Tabella2.B2" office:value-type="string">
            <text:p text:style-name="P63"><text:span text:style-name="T24">void</text:span><text:span text:style-name="T6"> matching ()</text:span></text:p>
          </table:table-cell>
          <table:table-cell table:style-name="Tabella2.B2" office:value-type="string">
            <text:p text:style-name="P39">Accoppia i giocatori in matchmaking (al momento della chiamata a questa funzione)</text:p>
          </table:table-cell>
          <table:table-cell table:style-name="Tabella2.C4" office:value-type="string">
            <text:p text:style-name="P70"/>
          </table:table-cell>
        </table:table-row>
      </table:table>
      <text:p text:style-name="P75"/>
      <text:p text:style-name="P75"/>
      <text:p text:style-name="Text_20_body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5">SQLAccess.java</text:p>
          </table:table-cell>
          <table:table-cell table:style-name="Tabella1.B1" office:value-type="string">
            <text:p text:style-name="P3">DESCRIZIONE</text:p>
          </table:table-cell>
          <table:table-cell table:style-name="Tabella1.C1" office:value-type="string">
            <text:p text:style-name="P71">P</text:p>
          </table:table-cell>
        </table:table-row>
        <table:table-row>
          <table:table-cell table:style-name="Tabella1.A2" office:value-type="string">
            <text:p text:style-name="P10"/>
            <text:p text:style-name="P53">http://localhost:8080/<text:span text:style-name="T1">Login</text:span>/ID/PW</text:p>
          </table:table-cell>
          <table:table-cell table:style-name="Tabella1.A2" office:value-type="string">
            <text:p text:style-name="P7">Login</text:p>
          </table:table-cell>
          <table:table-cell table:style-name="Tabella1.C22" office:value-type="string">
            <text:p text:style-name="P69"/>
          </table:table-cell>
        </table:table-row>
        <table:table-row>
          <table:table-cell table:style-name="Tabella1.A2" office:value-type="string">
            <text:p text:style-name="P11"/>
            <text:p text:style-name="P54">http://localhost:8080/Register/ID/PW</text:p>
          </table:table-cell>
          <table:table-cell table:style-name="Tabella1.A2" office:value-type="string">
            <text:p text:style-name="P7">Inserimento nuovo giocatore</text:p>
          </table:table-cell>
          <table:table-cell table:style-name="Tabella1.C22" office:value-type="string">
            <text:p text:style-name="P69"/>
          </table:table-cell>
        </table:table-row>
        <table:table-row>
          <table:table-cell table:style-name="Tabella1.A2" office:value-type="string">
            <text:p text:style-name="P11"><text:span text:style-name="T12">boolean</text:span> checkUser(String user)</text:p>
          </table:table-cell>
          <table:table-cell table:style-name="Tabella1.A2" office:value-type="string">
            <text:p text:style-name="P20">Ritorna ‘true’ se esiste un giocatore con ID = user</text:p>
          </table:table-cell>
          <table:table-cell table:style-name="Tabella1.C22" office:value-type="string">
            <text:p text:style-name="P73">x</text:p>
          </table:table-cell>
        </table:table-row>
        <table:table-row>
          <table:table-cell table:style-name="Tabella1.A2" office:value-type="string">
            <text:p text:style-name="P8"><text:span text:style-name="T12">boolean</text:span> check<text:span text:style-name="T12">Owner</text:span>(String user, <text:span text:style-name="T12">int COD_M</text:span>)</text:p>
          </table:table-cell>
          <table:table-cell table:style-name="Tabella1.A2" office:value-type="string">
            <text:p text:style-name="P20">Ritorn<text:span text:style-name="T13">a</text:span> ‘true’ se user è il proprietario del mostro COD_M</text:p>
          </table:table-cell>
          <table:table-cell table:style-name="Tabella1.C22" office:value-type="string">
            <text:p text:style-name="P73">x</text:p>
          </table:table-cell>
        </table:table-row>
        <table:table-row>
          <table:table-cell table:style-name="Tabella1.A2" office:value-type="string">
            <text:p text:style-name="P9"><text:span text:style-name="T12">boolean</text:span> check<text:span text:style-name="T12">Owner</text:span>(String user, <text:span text:style-name="T13">String w_name</text:span>)</text:p>
          </table:table-cell>
          <table:table-cell table:style-name="Tabella1.A2" office:value-type="string">
            <text:p text:style-name="P21">Ritorn<text:span text:style-name="T13">a</text:span> ‘true’ se user è il proprietario del <text:span text:style-name="T13">wearable</text:span> <text:span text:style-name="T13">w_name</text:span></text:p>
          </table:table-cell>
          <table:table-cell table:style-name="Tabella1.C22" office:value-type="string">
            <text:p text:style-name="P73">x</text:p>
          </table:table-cell>
        </table:table-row>
        <table:table-row>
          <table:table-cell table:style-name="Tabella1.A2" office:value-type="string">
            <text:p text:style-name="P23">String findOwner (int COD_M)</text:p>
          </table:table-cell>
          <table:table-cell table:style-name="Tabella1.A2" office:value-type="string">
            <text:p text:style-name="P22">Ritorna l’ID del propietario del mostro COD_M</text:p>
          </table:table-cell>
          <table:table-cell table:style-name="Tabella1.C22" office:value-type="string">
            <text:p text:style-name="P73">x</text:p>
          </table:table-cell>
        </table:table-row>
        <table:table-row>
          <table:table-cell table:style-name="Tabella1.A2" office:value-type="string">
            <text:p text:style-name="P25">int nOwned (String user, String w_name)</text:p>
          </table:table-cell>
          <table:table-cell table:style-name="Tabella1.A2" office:value-type="string">
            <text:p text:style-name="P24">Ritorna il numero di oggetti w_name posseduti da user</text:p>
          </table:table-cell>
          <table:table-cell table:style-name="Tabella1.C22" office:value-type="string">
            <text:p text:style-name="P68"/>
          </table:table-cell>
        </table:table-row>
        <table:table-row>
          <table:table-cell table:style-name="Tabella1.A2" office:value-type="string">
            <text:p text:style-name="P25">int nEquipped (String user, String w_name)</text:p>
          </table:table-cell>
          <table:table-cell table:style-name="Tabella1.A2" office:value-type="string">
            <text:p text:style-name="P24">Ritorna il numero di oggetti w_name equipaggiati da user</text:p>
          </table:table-cell>
          <table:table-cell table:style-name="Tabella1.C22" office:value-type="string">
            <text:p text:style-name="P68"/>
          </table:table-cell>
        </table:table-row>
        <text:soft-page-break/>
        <table:table-row>
          <table:table-cell table:style-name="Tabella1.A2" office:value-type="string">
            <text:p text:style-name="P25">int nAvailable (String user, String w_name)</text:p>
            <text:p text:style-name="P52">http://localhost:8080/<text:span text:style-name="T14">nAvailable/ID/W_NAME</text:span></text:p>
          </table:table-cell>
          <table:table-cell table:style-name="Tabella1.A2" office:value-type="string">
            <text:p text:style-name="P24">Ritorna il numero di oggetti w_name posseduti <text:span text:style-name="T14">e non equipaggiati </text:span>da user</text:p>
          </table:table-cell>
          <table:table-cell table:style-name="Tabella1.C10" office:value-type="string">
            <text:p text:style-name="P68"/>
          </table:table-cell>
        </table:table-row>
        <table:table-row>
          <table:table-cell table:style-name="Tabella1.A2" office:value-type="string">
            <text:p text:style-name="P43"/>
          </table:table-cell>
          <table:table-cell table:style-name="Tabella1.A2" office:value-type="string">
            <text:p text:style-name="P26">Usare oggetti</text:p>
          </table:table-cell>
          <table:table-cell table:style-name="Tabella1.C22" office:value-type="string">
            <text:p text:style-name="P68"/>
          </table:table-cell>
        </table:table-row>
        <table:table-row>
          <table:table-cell table:style-name="Tabella1.A2" office:value-type="string">
            <text:p text:style-name="P43"/>
          </table:table-cell>
          <table:table-cell table:style-name="Tabella1.A2" office:value-type="string">
            <text:p text:style-name="P26">Aumento livello mostro</text:p>
          </table:table-cell>
          <table:table-cell table:style-name="Tabella1.C22" office:value-type="string">
            <text:p text:style-name="P68"/>
          </table:table-cell>
        </table:table-row>
        <table:table-row>
          <table:table-cell table:style-name="Tabella1.A2" office:value-type="string">
            <text:p text:style-name="P43"/>
          </table:table-cell>
          <table:table-cell table:style-name="Tabella1.A2" office:value-type="string">
            <text:p text:style-name="P26">Stato battaglia</text:p>
          </table:table-cell>
          <table:table-cell table:style-name="Tabella1.C13" office:value-type="string">
            <text:p text:style-name="P68"/>
          </table:table-cell>
        </table:table-row>
        <table:table-row>
          <table:table-cell table:style-name="Tabella1.A2" office:value-type="string">
            <text:p text:style-name="P43"/>
          </table:table-cell>
          <table:table-cell table:style-name="Tabella1.A2" office:value-type="string">
            <text:p text:style-name="P27">Creazione partita </text:p>
          </table:table-cell>
          <table:table-cell table:style-name="Tabella1.C22" office:value-type="string">
            <text:p text:style-name="P68"/>
          </table:table-cell>
        </table:table-row>
        <table:table-row>
          <table:table-cell table:style-name="Tabella1.A2" office:value-type="string">
            <text:p text:style-name="P42">String <text:span text:style-name="T16">s</text:span>Collection (String user)</text:p>
            <text:p text:style-name="P55"><text:span text:style-name="T17">http://localhost:8080/</text:span><text:span text:style-name="T18">s</text:span>Collection/<text:span text:style-name="T19">ID</text:span></text:p>
          </table:table-cell>
          <table:table-cell table:style-name="Tabella1.A2" office:value-type="string">
            <text:p text:style-name="P27">Visualizzazione oggetti <text:span text:style-name="T16">supplies dell’utente ID</text:span></text:p>
          </table:table-cell>
          <table:table-cell table:style-name="Tabella1.C22" office:value-type="string">
            <text:p text:style-name="P68"/>
          </table:table-cell>
        </table:table-row>
        <table:table-row>
          <table:table-cell table:style-name="Tabella1.A2" office:value-type="string">
            <text:p text:style-name="P42">String <text:span text:style-name="T16">w</text:span>Collection (String user)</text:p>
            <text:p text:style-name="P50">http://localhost:8080/<text:span text:style-name="T19">wCollection/ID</text:span></text:p>
          </table:table-cell>
          <table:table-cell table:style-name="Tabella1.A2" office:value-type="string">
            <text:p text:style-name="P28">Visualizzazione oggetti <text:span text:style-name="T15">wearable dell’utente ID</text:span></text:p>
          </table:table-cell>
          <table:table-cell table:style-name="Tabella1.C22" office:value-type="string">
            <text:p text:style-name="P68"/>
          </table:table-cell>
        </table:table-row>
        <table:table-row>
          <table:table-cell table:style-name="Tabella1.A2" office:value-type="string">
            <text:p text:style-name="P42">String <text:span text:style-name="T16">w</text:span>Collection<text:span text:style-name="T16">Type</text:span> (String user, <text:span text:style-name="T16">String type</text:span>)</text:p>
            <text:p text:style-name="P50">http://localhost:8080/<text:span text:style-name="T16">wCollectionType/ID/W_TYPE</text:span></text:p>
          </table:table-cell>
          <table:table-cell table:style-name="Tabella1.A2" office:value-type="string">
            <text:p text:style-name="P28">Visualizzazione oggetti <text:span text:style-name="T15">wearable di tipo type dell’utente ID</text:span></text:p>
          </table:table-cell>
          <table:table-cell table:style-name="Tabella1.C22" office:value-type="string">
            <text:p text:style-name="P68"/>
          </table:table-cell>
        </table:table-row>
        <table:table-row>
          <table:table-cell table:style-name="Tabella1.A2" office:value-type="string">
            <text:p text:style-name="P59">String mCollection (String user)</text:p>
            <text:p text:style-name="P51"><text:span text:style-name="T26">http://localhost:8080/</text:span><text:span text:style-name="T27">m</text:span><text:span text:style-name="T28">Collection/ID</text:span></text:p>
          </table:table-cell>
          <table:table-cell table:style-name="Tabella1.A2" office:value-type="string">
            <text:p text:style-name="P27">Visualizzazione mostri collezionati <text:span text:style-name="T10">di user</text:span></text:p>
          </table:table-cell>
          <table:table-cell table:style-name="Tabella1.C22" office:value-type="string">
            <text:p text:style-name="P68"/>
          </table:table-cell>
        </table:table-row>
        <table:table-row>
          <table:table-cell table:style-name="Tabella1.A2" office:value-type="string">
            <text:p text:style-name="P13">String mAbility(int COD_M)</text:p>
            <text:p text:style-name="P49">http://localhost:8080/<text:span text:style-name="T9">mAbility/COD_M</text:span></text:p>
          </table:table-cell>
          <table:table-cell table:style-name="Tabella1.A2" office:value-type="string">
            <text:p text:style-name="P12">Visualizza abilità del mostro(COD_M)</text:p>
          </table:table-cell>
          <table:table-cell table:style-name="Tabella1.C22" office:value-type="string">
            <text:p text:style-name="P68"/>
          </table:table-cell>
        </table:table-row>
        <table:table-row>
          <table:table-cell table:style-name="Tabella1.A2" office:value-type="string">
            <text:p text:style-name="P13">String mEquipped(int COD_M)</text:p>
            <text:p text:style-name="P49">http://localhost:8080/<text:span text:style-name="T9">mEquipped/COD_M</text:span></text:p>
          </table:table-cell>
          <table:table-cell table:style-name="Tabella1.A2" office:value-type="string">
            <text:p text:style-name="P12">Visualizza equip di un mostro</text:p>
          </table:table-cell>
          <table:table-cell table:style-name="Tabella1.C22" office:value-type="string">
            <text:p text:style-name="P68"/>
          </table:table-cell>
        </table:table-row>
        <table:table-row>
          <table:table-cell table:style-name="Tabella1.A2" office:value-type="string">
            <text:p text:style-name="P13">String mFighting(String ID_OWNER)</text:p>
            <text:p text:style-name="P56"><text:span text:style-name="T35">http://localhost:8080/</text:span><text:span text:style-name="T36">mFighting/ID_OWNER</text:span></text:p>
          </table:table-cell>
          <table:table-cell table:style-name="Tabella1.A2" office:value-type="string">
            <text:p text:style-name="P12">Visualizza i mostri in combattimento di un user</text:p>
          </table:table-cell>
          <table:table-cell table:style-name="Tabella1.C22" office:value-type="string">
            <text:p text:style-name="P68"/>
          </table:table-cell>
        </table:table-row>
        <table:table-row>
          <table:table-cell table:style-name="Tabella1.A2" office:value-type="string">
            <text:p text:style-name="P15">String mInfo (String denomination)</text:p>
            <text:p text:style-name="P49">http://localhost:8080/<text:span text:style-name="T9">mInfo/denomination</text:span></text:p>
          </table:table-cell>
          <table:table-cell table:style-name="Tabella1.A2" office:value-type="string">
            <text:p text:style-name="P14">Visualizza le info del mostro con denominazione denomination</text:p>
          </table:table-cell>
          <table:table-cell table:style-name="Tabella1.C22" office:value-type="string">
            <text:p text:style-name="P68"/>
          </table:table-cell>
        </table:table-row>
        <table:table-row table:style-name="Tabella1.23">
          <table:table-cell table:style-name="Tabella1.A2" office:value-type="string">
            <text:p text:style-name="P16">String mInfo (int COD_M<text:span text:style-name="T9">)</text:span></text:p>
            <text:p text:style-name="P49">http://localhost:8080/<text:span text:style-name="T9">COD_M</text:span></text:p>
          </table:table-cell>
          <table:table-cell table:style-name="Tabella1.A2" office:value-type="string">
            <text:p text:style-name="P14">Visualizza le info del mostro, posseduto, con codice COD_M</text:p>
          </table:table-cell>
          <table:table-cell table:style-name="Tabella1.C23" office:value-type="string">
            <text:p text:style-name="P68"/>
          </table:table-cell>
        </table:table-row>
        <table:table-row table:style-name="Tabella1.23">
          <table:table-cell table:style-name="Tabella1.A2" office:value-type="string">
            <text:p text:style-name="P18">String deleteUser (String user)</text:p>
            <text:p text:style-name="P49"><text:soft-page-break/>http://localhost:8080/<text:span text:style-name="T9">deleteUser/user</text:span></text:p>
          </table:table-cell>
          <table:table-cell table:style-name="Tabella1.A2" office:value-type="string">
            <text:p text:style-name="P17">Elimina l’utente con ID user</text:p>
          </table:table-cell>
          <table:table-cell table:style-name="Tabella1.C24" office:value-type="string">
            <text:p text:style-name="P68"/>
          </table:table-cell>
        </table:table-row>
        <table:table-row table:style-name="Tabella1.23">
          <table:table-cell table:style-name="Tabella1.A2" office:value-type="string">
            <text:p text:style-name="P67"><text:span text:style-name="T4">String </text:span><text:span text:style-name="T5">mEquip</text:span><text:span text:style-name="T4"> (</text:span><text:span text:style-name="T5">int </text:span><text:span text:style-name="T4">COD_M, String w_name)</text:span></text:p>
            <text:p text:style-name="P62">http://localhost:8080/mEquip/W_NAME/COD_M</text:p>
          </table:table-cell>
          <table:table-cell table:style-name="Tabella1.A2" office:value-type="string">
            <text:p text:style-name="P19"><text:span text:style-name="T11">E</text:span>quipaggia (<text:span text:style-name="T11">agguinge</text:span> dalla tabella equipped) l’oggetto w_name al mostro COD_M</text:p>
          </table:table-cell>
          <table:table-cell table:style-name="Tabella1.C25" office:value-type="string">
            <text:p text:style-name="P68"/>
          </table:table-cell>
        </table:table-row>
        <table:table-row table:style-name="Tabella1.23">
          <table:table-cell table:style-name="Tabella1.A2" office:value-type="string">
            <text:p text:style-name="P67"><text:span text:style-name="T4">String </text:span><text:span text:style-name="T5">mUnequip</text:span><text:span text:style-name="T4"> (</text:span><text:span text:style-name="T5">int </text:span><text:span text:style-name="T4">COD_M, String w_name)</text:span></text:p>
            <text:p text:style-name="P62">http://localhost:8080/m<text:span text:style-name="T11">Une</text:span>quip/W_NAME/COD_M</text:p>
          </table:table-cell>
          <table:table-cell table:style-name="Tabella1.A2" office:value-type="string">
            <text:p text:style-name="P19">Disequipaggia (elimina dalla tabella equipped) l’oggetto w_name dal mostro COD_M</text:p>
          </table:table-cell>
          <table:table-cell table:style-name="Tabella1.C27" office:value-type="string">
            <text:p text:style-name="P68"/>
          </table:table-cell>
        </table:table-row>
        <table:table-row table:style-name="Tabella1.23">
          <table:table-cell table:style-name="Tabella1.A2" office:value-type="string">
            <text:p text:style-name="P66">String matchMaking ()</text:p>
            <text:p text:style-name="P47">http://localhost:8080/<text:span text:style-name="T22">matchMaking</text:span></text:p>
          </table:table-cell>
          <table:table-cell table:style-name="Tabella1.A2" office:value-type="string">
            <text:p text:style-name="P31">Visualizza tutti i giocatori in matchmaking</text:p>
          </table:table-cell>
          <table:table-cell table:style-name="Tabella1.C27" office:value-type="string">
            <text:p text:style-name="P68"/>
          </table:table-cell>
        </table:table-row>
        <table:table-row table:style-name="Tabella1.23">
          <table:table-cell table:style-name="Tabella1.A2" office:value-type="string">
            <text:p text:style-name="P65">String joinMatchMaking (String user)</text:p>
            <text:p text:style-name="P48">http://localhost:8080/<text:span text:style-name="T20">joinMatchMaking/ID</text:span></text:p>
          </table:table-cell>
          <table:table-cell table:style-name="Tabella1.A2" office:value-type="string">
            <text:p text:style-name="P29">Inserisce il giocatore nel matchmaking</text:p>
          </table:table-cell>
          <table:table-cell table:style-name="Tabella1.C28" office:value-type="string">
            <text:p text:style-name="P68"/>
          </table:table-cell>
        </table:table-row>
        <table:table-row table:style-name="Tabella1.23">
          <table:table-cell table:style-name="Tabella1.A2" office:value-type="string">
            <text:p text:style-name="P64">String <text:span text:style-name="T21">exit</text:span>MatchMaking (String user)</text:p>
            <text:p text:style-name="P48">http://localhost:8080/<text:span text:style-name="T21">exitMatchMaking/ID</text:span></text:p>
          </table:table-cell>
          <table:table-cell table:style-name="Tabella1.A2" office:value-type="string">
            <text:p text:style-name="P30">Elimina il giocatore dal matchmaking</text:p>
          </table:table-cell>
          <table:table-cell table:style-name="Tabella1.C30" office:value-type="string">
            <text:p text:style-name="P68"/>
          </table:table-cell>
        </table:table-row>
        <table:table-row table:style-name="Tabella1.23">
          <table:table-cell table:style-name="Tabella1.A2" office:value-type="string">
            <text:p text:style-name="P64"><text:span text:style-name="T6">String </text:span><text:span text:style-name="T8">mAddTeam</text:span><text:span text:style-name="T6"> (</text:span><text:span text:style-name="T24">int</text:span><text:span text:style-name="T6"> COD_M)</text:span></text:p>
            <text:p text:style-name="P46"><text:span text:style-name="T26">http://localhost:8080/</text:span><text:span text:style-name="T32">mAddTeam/COD_M</text:span></text:p>
          </table:table-cell>
          <table:table-cell table:style-name="Tabella1.A2" office:value-type="string">
            <text:p text:style-name="P32">Aggiunge un mostro COD_M al team</text:p>
          </table:table-cell>
          <table:table-cell table:style-name="Tabella1.C30" office:value-type="string">
            <text:p text:style-name="P68"/>
          </table:table-cell>
        </table:table-row>
        <table:table-row table:style-name="Tabella1.23">
          <table:table-cell table:style-name="Tabella1.A2" office:value-type="string">
            <text:p text:style-name="P64"><text:span text:style-name="T6">String mRemoveTeam (</text:span><text:span text:style-name="T24">int</text:span><text:span text:style-name="T6"> COD_M)</text:span></text:p>
            <text:p text:style-name="P46"><text:span text:style-name="T26">http://localhost:8080/</text:span><text:span text:style-name="T32">mRemoveTeam/COD_M</text:span></text:p>
          </table:table-cell>
          <table:table-cell table:style-name="Tabella1.A2" office:value-type="string">
            <text:p text:style-name="P32">Elimina un mostro COD_M <text:span text:style-name="T25">d</text:span>al team</text:p>
          </table:table-cell>
          <table:table-cell table:style-name="Tabella1.C31" office:value-type="string">
            <text:p text:style-name="P68"/>
          </table:table-cell>
        </table:table-row>
        <table:table-row table:style-name="Tabella1.23">
          <table:table-cell table:style-name="Tabella1.A2" office:value-type="string">
            <text:p text:style-name="P64"><text:span text:style-name="T6">String </text:span><text:span text:style-name="T8">learnAbility</text:span><text:span text:style-name="T6">(String </text:span><text:span text:style-name="T7">a_name</text:span><text:span text:style-name="T6">, </text:span><text:span text:style-name="T24">int</text:span><text:span text:style-name="T6"> COD_M)</text:span></text:p>
            <text:p text:style-name="P46"><text:span text:style-name="T26">http://localhost:8080/</text:span><text:span text:style-name="T52">learnAbility</text:span><text:span text:style-name="T32">/COD_M/A_NAME</text:span></text:p>
          </table:table-cell>
          <table:table-cell table:style-name="Tabella1.A2" office:value-type="string">
            <text:p text:style-name="P33">Permette ad un mostro COD_M di apprendere l’abilità a_name</text:p>
          </table:table-cell>
          <table:table-cell table:style-name="Tabella1.C33" office:value-type="string">
            <text:p text:style-name="P68"/>
          </table:table-cell>
        </table:table-row>
        <table:table-row table:style-name="Tabella1.23">
          <table:table-cell table:style-name="Tabella1.A2" office:value-type="string">
            <text:p text:style-name="P64"><text:span text:style-name="T6"><text:s/></text:span><text:span text:style-name="T24">boolean</text:span><text:span text:style-name="T6"> checkExp (</text:span><text:span text:style-name="T24">int</text:span><text:span text:style-name="T6"> COD_M)</text:span></text:p>
          </table:table-cell>
          <table:table-cell table:style-name="Tabella1.A2" office:value-type="string">
            <text:p text:style-name="P34">Torna true se il mostro COD_M è pronto a livellare</text:p>
          </table:table-cell>
          <table:table-cell table:style-name="Tabella1.C33" office:value-type="string">
            <text:p text:style-name="P68"/>
          </table:table-cell>
        </table:table-row>
        <table:table-row table:style-name="Tabella1.23">
          <table:table-cell table:style-name="Tabella1.A2" office:value-type="string">
            <text:p text:style-name="P64"><text:span text:style-name="T6">String lvlUp (</text:span><text:span text:style-name="T24">int</text:span><text:span text:style-name="T6"> COD_M)</text:span></text:p>
            <text:p text:style-name="P44"><text:span text:style-name="T26">http://localhost:8080/</text:span><text:span text:style-name="T29">lvlUp/</text:span><text:span text:style-name="T30">COD_M</text:span></text:p>
          </table:table-cell>
          <table:table-cell table:style-name="Tabella1.A2" office:value-type="string">
            <text:p text:style-name="P34">Livella il mostro COD_M</text:p>
          </table:table-cell>
          <table:table-cell table:style-name="Tabella1.C34" office:value-type="string">
            <text:p text:style-name="P68"/>
          </table:table-cell>
        </table:table-row>
        <table:table-row table:style-name="Tabella1.23">
          <table:table-cell table:style-name="Tabella1.A2" office:value-type="string">
            <text:p text:style-name="P58">String lvlAvg(String user)</text:p>
            <text:p text:style-name="P45"><text:span text:style-name="T26">http://localhost:8080/</text:span><text:span text:style-name="T31">lvlAvg/ID</text:span></text:p>
          </table:table-cell>
          <table:table-cell table:style-name="Tabella1.A2" office:value-type="string">
            <text:p text:style-name="P35">Calcola il livello medio dei mostri in team dell’utente ID</text:p>
          </table:table-cell>
          <table:table-cell table:style-name="Tabella1.C37" office:value-type="string">
            <text:p text:style-name="P68"/>
          </table:table-cell>
        </table:table-row>
        <table:table-row table:style-name="Tabella1.23">
          <table:table-cell table:style-name="Tabella1.A2" office:value-type="string">
            <text:p text:style-name="P58"><text:span text:style-name="T39">String</text:span><text:span text:style-name="T37"> </text:span><text:span text:style-name="T41">aAttack</text:span><text:span text:style-name="T39">(</text:span><text:span text:style-name="T44">int</text:span><text:span text:style-name="T37"> </text:span><text:span text:style-name="T39">COD_M, </text:span><text:span text:style-name="T44">int</text:span><text:span text:style-name="T37"> </text:span><text:span text:style-name="T39">COD_MA)</text:span> </text:p>
            <text:p text:style-name="P61"><text:span text:style-name="T50">http://localhost:8080/</text:span><text:span text:style-name="T51">aA</text:span><text:span text:style-name="T50">ttck/COD_M/COD_MA</text:span> </text:p>
          </table:table-cell>
          <table:table-cell table:style-name="Tabella1.A2" office:value-type="string">
            <text:p text:style-name="P36">Inserisce attacco da COD_M a COD_MA nella tabella monster_action e nella tabella a_attack</text:p>
          </table:table-cell>
          <table:table-cell table:style-name="Tabella1.C37" office:value-type="string">
            <text:p text:style-name="P68"/>
          </table:table-cell>
        </table:table-row>
        <table:table-row table:style-name="Tabella1.23">
          <table:table-cell table:style-name="Tabella1.A2" office:value-type="string">
            <text:p text:style-name="P58"><text:span text:style-name="T39">String</text:span><text:span text:style-name="T37"> </text:span><text:span text:style-name="T41">aMove</text:span><text:span text:style-name="T39">(</text:span><text:span text:style-name="T44">int</text:span><text:span text:style-name="T37"> </text:span><text:span text:style-name="T39">COD_M, </text:span><text:span text:style-name="T44">int</text:span><text:span text:style-name="T37"> </text:span><text:span text:style-name="T39">POS)</text:span> </text:p>
            <text:p text:style-name="P58"><text:soft-page-break/><text:span text:style-name="T48">http://localhost:8080/</text:span><text:span text:style-name="T49">aM</text:span><text:span text:style-name="T48">ove/COD_M/pos</text:span> </text:p>
          </table:table-cell>
          <table:table-cell table:style-name="Tabella1.A2" office:value-type="string">
            <text:p text:style-name="P36">Sposta mostro COD_M nella posizione POS e inserisce <text:soft-page-break/>in monster_action e a_move lo spostamento</text:p>
          </table:table-cell>
          <table:table-cell table:style-name="Tabella1.C37" office:value-type="string">
            <text:p text:style-name="P68"/>
          </table:table-cell>
        </table:table-row>
        <table:table-row table:style-name="Tabella1.23">
          <table:table-cell table:style-name="Tabella1.A2" office:value-type="string">
            <text:p text:style-name="P58"><text:span text:style-name="T39">String</text:span><text:span text:style-name="T37"> </text:span><text:span text:style-name="T41">aAbility</text:span><text:span text:style-name="T39">(</text:span><text:span text:style-name="T44">int</text:span><text:span text:style-name="T37"> </text:span><text:span text:style-name="T39">COD_M, </text:span><text:span text:style-name="T44">int</text:span><text:span text:style-name="T37"> </text:span><text:span text:style-name="T39">COD_MA, String</text:span><text:span text:style-name="T37"> </text:span><text:span text:style-name="T46">ability</text:span><text:span text:style-name="T39">)</text:span> </text:p>
            <text:p text:style-name="P61"><text:span text:style-name="T50">http://localhost:8080/</text:span><text:span text:style-name="T51">aA</text:span><text:span text:style-name="T50">bility/COD_M/COD_MA/a_name</text:span> </text:p>
          </table:table-cell>
          <table:table-cell table:style-name="Tabella1.A2" office:value-type="string">
            <text:p text:style-name="P36">Inserisce atacco magico da COD_M a COD_MA nella tabella monster_action e nella tabella a_ability</text:p>
          </table:table-cell>
          <table:table-cell table:style-name="Tabella1.C39" office:value-type="string">
            <text:p text:style-name="P68"/>
          </table:table-cell>
        </table:table-row>
        <table:table-row table:style-name="Tabella1.23">
          <table:table-cell table:style-name="Tabella1.A2" office:value-type="string">
            <text:p text:style-name="P58"><text:span text:style-name="T44">int</text:span><text:span text:style-name="T37"> </text:span><text:span text:style-name="T41">findPosition</text:span><text:span text:style-name="T39">(</text:span><text:span text:style-name="T44">int</text:span><text:span text:style-name="T37"> </text:span><text:span text:style-name="T39">COD_M)</text:span> </text:p>
          </table:table-cell>
          <table:table-cell table:style-name="Tabella1.A2" office:value-type="string">
            <text:p text:style-name="P36">Restituisce la posizione del mostro COD_M</text:p>
          </table:table-cell>
          <table:table-cell table:style-name="Tabella1.C39" office:value-type="string">
            <text:p text:style-name="P74">x</text:p>
          </table:table-cell>
        </table:table-row>
        <table:table-row table:style-name="Tabella1.23">
          <table:table-cell table:style-name="Tabella1.A2" office:value-type="string">
            <text:p text:style-name="P58"><text:span text:style-name="T44">int</text:span><text:span text:style-name="T37"> </text:span><text:span text:style-name="T41">mSwitch</text:span><text:span text:style-name="T39">(</text:span><text:span text:style-name="T44">int</text:span><text:span text:style-name="T37"> </text:span><text:span text:style-name="T39">COD_M, </text:span><text:span text:style-name="T44">int</text:span><text:span text:style-name="T37"> </text:span><text:span text:style-name="T39">COD_MA)</text:span> </text:p>
          </table:table-cell>
          <table:table-cell table:style-name="Tabella1.A2" office:value-type="string">
            <text:p text:style-name="P36">Scambia di posizione due mostri</text:p>
          </table:table-cell>
          <table:table-cell table:style-name="Tabella1.C41" office:value-type="string">
            <text:p text:style-name="P74">x</text:p>
          </table:table-cell>
        </table:table-row>
        <table:table-row table:style-name="Tabella1.23">
          <table:table-cell table:style-name="Tabella1.A2" office:value-type="string">
            <text:p text:style-name="P58"><text:span text:style-name="T44">int</text:span><text:span text:style-name="T37"> </text:span><text:span text:style-name="T41">mSwitch</text:span><text:span text:style-name="T42">2</text:span><text:span text:style-name="T39">(</text:span><text:span text:style-name="T44">int</text:span><text:span text:style-name="T37"> </text:span><text:span text:style-name="T39">COD_M, </text:span><text:span text:style-name="T44">int</text:span><text:span text:style-name="T37"> </text:span><text:span text:style-name="T38">pos</text:span><text:span text:style-name="T39">)</text:span> </text:p>
          </table:table-cell>
          <table:table-cell table:style-name="Tabella1.A2" office:value-type="string">
            <text:p text:style-name="P37">Mette il mostro COD_M nella posizione pos</text:p>
          </table:table-cell>
          <table:table-cell table:style-name="Tabella1.C41" office:value-type="string">
            <text:p text:style-name="P68"/>
          </table:table-cell>
        </table:table-row>
        <table:table-row table:style-name="Tabella1.23">
          <table:table-cell table:style-name="Tabella1.A2" office:value-type="string">
            <text:p text:style-name="P58"><text:span text:style-name="T44">int</text:span><text:span text:style-name="T37"> </text:span><text:span text:style-name="T41">findCod</text:span><text:span text:style-name="T39">(</text:span><text:span text:style-name="T44">int</text:span><text:span text:style-name="T37"> </text:span><text:span text:style-name="T39">POS, String</text:span><text:span text:style-name="T37"> </text:span><text:span text:style-name="T46">user</text:span><text:span text:style-name="T39">)</text:span> </text:p>
          </table:table-cell>
          <table:table-cell table:style-name="Tabella1.A2" office:value-type="string">
            <text:p text:style-name="P36">Restituisce il COD_M del mostro nella posizione ‘POS’</text:p>
          </table:table-cell>
          <table:table-cell table:style-name="Tabella1.C43" office:value-type="string">
            <text:p text:style-name="P68"/>
          </table:table-cell>
        </table:table-row>
        <table:table-row table:style-name="Tabella1.23">
          <table:table-cell table:style-name="Tabella1.A2" office:value-type="string">
            <text:p text:style-name="P76">String findFoe (String user)</text:p>
          </table:table-cell>
          <table:table-cell table:style-name="Tabella1.A2" office:value-type="string">
            <text:p text:style-name="P40">Restituisce il nome dell’avversario</text:p>
          </table:table-cell>
          <table:table-cell table:style-name="Tabella1.C43" office:value-type="string">
            <text:p text:style-name="P68"/>
          </table:table-cell>
        </table:table-row>
        <table:table-row table:style-name="Tabella1.23">
          <table:table-cell table:style-name="Tabella1.A2" office:value-type="string">
            <text:p text:style-name="P58"><text:span text:style-name="T23">boolean</text:span><text:span text:style-name="T33"> </text:span><text:span text:style-name="T34">searchMatch</text:span><text:span text:style-name="T33"> (String user)</text:span></text:p>
          </table:table-cell>
          <table:table-cell table:style-name="Tabella1.A2" office:value-type="string">
            <text:p text:style-name="P41">Restituisce true se user è in game, false altrimenti</text:p>
          </table:table-cell>
          <table:table-cell table:style-name="Tabella1.C45" office:value-type="string">
            <text:p text:style-name="P68"/>
          </table:table-cell>
        </table:table-row>
        <table:table-row table:style-name="Tabella1.23">
          <table:table-cell table:style-name="Tabella1.A2" office:value-type="string">
            <text:p text:style-name="P76">String clearGames()</text:p>
            <text:p text:style-name="P77">http://localhost:8080/clearGames</text:p>
          </table:table-cell>
          <table:table-cell table:style-name="Tabella1.A2" office:value-type="string">
            <text:p text:style-name="P41">Elimina tutte le istanze nella tabella Game</text:p>
          </table:table-cell>
          <table:table-cell table:style-name="Tabella1.C45" office:value-type="string">
            <text:p text:style-name="P68"/>
          </table:table-cell>
        </table:table-row>
        <table:table-row table:style-name="Tabella1.23">
          <table:table-cell table:style-name="Tabella1.A2" office:value-type="string">
            <text:p text:style-name="P76">String clearQueue()</text:p>
            <text:p text:style-name="P58"><text:span text:style-name="T54">http://localhost:8080/clear</text:span><text:span text:style-name="T55">Queue</text:span></text:p>
          </table:table-cell>
          <table:table-cell table:style-name="Tabella1.A2" office:value-type="string">
            <text:p text:style-name="P41">Elimina tutte le istanze nella tabella MatchMaking</text:p>
          </table:table-cell>
          <table:table-cell table:style-name="Tabella1.C46" office:value-type="string">
            <text:p text:style-name="P68"/>
          </table:table-cell>
        </table:table-row>
        <table:table-row table:style-name="Tabella1.23">
          <table:table-cell table:style-name="Tabella1.A2" office:value-type="string">
            <text:p text:style-name="P76">String createGame (String id1, String id2)</text:p>
          </table:table-cell>
          <table:table-cell table:style-name="Tabella1.A2" office:value-type="string">
            <text:p text:style-name="P41">Inserisce in una nuova istanza di Game gli utenti id1 e id2</text:p>
          </table:table-cell>
          <table:table-cell table:style-name="Tabella1.C49" office:value-type="string">
            <text:p text:style-name="P68"/>
          </table:table-cell>
        </table:table-row>
        <table:table-row table:style-name="Tabella1.23">
          <table:table-cell table:style-name="Tabella1.A2" office:value-type="string">
            <text:p text:style-name="P76"><text:span text:style-name="T40">String</text:span><text:span text:style-name="T37"> </text:span><text:span text:style-name="T43">findMonsterClass</text:span><text:span text:style-name="T40">(</text:span><text:span text:style-name="T45">int</text:span><text:span text:style-name="T37"> </text:span><text:span text:style-name="T40">COD_M)</text:span> </text:p>
          </table:table-cell>
          <table:table-cell table:style-name="Tabella1.A2" office:value-type="string">
            <text:p text:style-name="P79">Ritorna la classe del mostro COD_M</text:p>
          </table:table-cell>
          <table:table-cell table:style-name="Tabella1.C49" office:value-type="string">
            <text:p text:style-name="P78">X</text:p>
          </table:table-cell>
        </table:table-row>
        <table:table-row table:style-name="Tabella1.23">
          <table:table-cell table:style-name="Tabella1.A2" office:value-type="string">
            <text:p text:style-name="P76"><text:span text:style-name="T40">String</text:span><text:span text:style-name="T37"> </text:span><text:span text:style-name="T43">findAbilityClass</text:span><text:span text:style-name="T40">(String</text:span><text:span text:style-name="T37"> </text:span><text:span text:style-name="T47">a_name</text:span><text:span text:style-name="T40">)</text:span> </text:p>
          </table:table-cell>
          <table:table-cell table:style-name="Tabella1.A2" office:value-type="string">
            <text:p text:style-name="P79">Ritorna la classe della abilità a_name</text:p>
          </table:table-cell>
          <table:table-cell table:style-name="Tabella1.C49" office:value-type="string">
            <text:p text:style-name="P78">X</text:p>
          </table:table-cell>
        </table:table-row>
        <table:table-row table:style-name="Tabella1.23">
          <table:table-cell table:style-name="Tabella1.A2" office:value-type="string">
            <text:p text:style-name="P76"><text:span text:style-name="T45">int</text:span><text:span text:style-name="T37"> </text:span><text:span text:style-name="T43">findRange</text:span><text:span text:style-name="T37"> </text:span><text:span text:style-name="T40">(String</text:span><text:span text:style-name="T37"> </text:span><text:span text:style-name="T47">a_name</text:span><text:span text:style-name="T40">)</text:span> </text:p>
          </table:table-cell>
          <table:table-cell table:style-name="Tabella1.A2" office:value-type="string">
            <text:p text:style-name="P79">Ritorna il range dell’abilità a_name</text:p>
          </table:table-cell>
          <table:table-cell table:style-name="Tabella1.C51" office:value-type="string">
            <text:p text:style-name="P78">X</text:p>
          </table:table-cell>
        </table:table-row>
        <table:table-row table:style-name="Tabella1.23">
          <table:table-cell table:style-name="Tabella1.A2" office:value-type="string">
            <text:p text:style-name="P76"><text:span text:style-name="T45">int</text:span><text:span text:style-name="T37"> </text:span><text:span text:style-name="T43">findRange</text:span><text:span text:style-name="T37"> </text:span><text:span text:style-name="T40">(</text:span><text:span text:style-name="T45">int</text:span><text:span text:style-name="T37"> </text:span><text:span text:style-name="T40">COD_M)</text:span> </text:p>
          </table:table-cell>
          <table:table-cell table:style-name="Tabella1.A2" office:value-type="string">
            <text:p text:style-name="P79">Ritorna l’attack range del mostro COD_M </text:p>
          </table:table-cell>
          <table:table-cell table:style-name="Tabella1.C51" office:value-type="string">
            <text:p text:style-name="P78">X</text:p>
          </table:table-cell>
        </table:table-row>
        <table:table-row table:style-name="Tabella1.23">
          <table:table-cell table:style-name="Tabella1.A2" office:value-type="string">
            <text:p text:style-name="P76"><text:span text:style-name="T40">String</text:span><text:span text:style-name="T37"> </text:span><text:span text:style-name="T43">checkStatus</text:span><text:span text:style-name="T37"> </text:span><text:span text:style-name="T40">(</text:span><text:span text:style-name="T45">int</text:span><text:span text:style-name="T37"> </text:span><text:span text:style-name="T40">COD_M)</text:span> </text:p>
          </table:table-cell>
          <table:table-cell table:style-name="Tabella1.A2" office:value-type="string">
            <text:p text:style-name="P79">Ritorna lo status del mostro COD_M</text:p>
          </table:table-cell>
          <table:table-cell table:style-name="Tabella1.C52" office:value-type="string">
            <text:p text:style-name="P78">X</text:p>
          </table:table-cell>
        </table:table-row>
        <table:table-row table:style-name="Tabella1.23">
          <table:table-cell table:style-name="Tabella1.A2" office:value-type="string">
            <text:p text:style-name="P76"><text:span text:style-name="T45">boolean</text:span><text:span text:style-name="T37"> </text:span><text:span text:style-name="T43">checkLearnedAbility</text:span><text:span text:style-name="T37"> </text:span><text:span text:style-name="T40">(String</text:span><text:span text:style-name="T37"> </text:span><text:span text:style-name="T40">A_NAME, </text:span><text:span text:style-name="T45">int</text:span><text:span text:style-name="T37"> </text:span><text:span text:style-name="T40">COD_M)</text:span> </text:p>
          </table:table-cell>
          <table:table-cell table:style-name="Tabella1.A2" office:value-type="string">
            <text:p text:style-name="P79">Controlla se l’abilità a_name è stata appresa dal mostro COD_M</text:p>
          </table:table-cell>
          <table:table-cell table:style-name="Tabella1.C53" office:value-type="string">
            <text:p text:style-name="P78">X</text:p>
          </table:table-cell>
        </table:table-row>
      </table:table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1">STATO BATTAGLIA: </text:p>
      <text:p text:style-name="P1">- <text:span text:style-name="T2">Disposizione mostri sul campo</text:span></text:p>
      <text:p text:style-name="P1">- <text:span text:style-name="T2">Azione combattimento</text:span></text:p>
      <text:p text:style-name="P1">- Statistiche/status mostri</text:p>
      <text:p text:style-name="P1">- <text:span text:style-name="T3">Turno</text:span></text:p>
      <text:p text:style-name="P1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6T17:21:43.601000000</dc:date>
    <meta:editing-duration>PT2H24M48S</meta:editing-duration>
    <meta:editing-cycles>43</meta:editing-cycles>
    <meta:generator>LibreOffice/5.1.3.2$Windows_x86 LibreOffice_project/644e4637d1d8544fd9f56425bd6cec110e49301b</meta:generator>
    <meta:document-statistic meta:table-count="2" meta:image-count="0" meta:object-count="0" meta:page-count="5" meta:paragraph-count="157" meta:word-count="670" meta:character-count="5480" meta:non-whitespace-character-count="4946"/>
  </office:meta>
</office:document-meta>
</file>